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ed808" officeooo:paragraph-rsid="001ed808"/>
    </style:style>
    <style:style style:name="P2" style:family="paragraph" style:parent-style-name="Standard">
      <style:text-properties style:font-name="Ubuntu" officeooo:rsid="00207be7" officeooo:paragraph-rsid="00207be7"/>
    </style:style>
    <style:style style:name="P3" style:family="paragraph" style:parent-style-name="Standard">
      <style:text-properties style:font-name="Ubuntu" officeooo:rsid="001ed808" officeooo:paragraph-rsid="001ed808"/>
    </style:style>
    <style:style style:name="P4" style:family="paragraph" style:parent-style-name="Standard">
      <style:text-properties style:font-name="Ubuntu" officeooo:rsid="001ed808" officeooo:paragraph-rsid="0023e23e"/>
    </style:style>
    <style:style style:name="P5" style:family="paragraph" style:parent-style-name="Standard">
      <style:text-properties style:font-name="Ubuntu" officeooo:rsid="001ed808" officeooo:paragraph-rsid="00257f2c"/>
    </style:style>
    <style:style style:name="P6" style:family="paragraph" style:parent-style-name="Standard">
      <style:text-properties style:font-name="Ubuntu" officeooo:rsid="00257f2c" officeooo:paragraph-rsid="001ed808"/>
    </style:style>
    <style:style style:name="P7" style:family="paragraph" style:parent-style-name="Standard">
      <style:text-properties style:font-name="Ubuntu" officeooo:rsid="002a8e51" officeooo:paragraph-rsid="002a8e51"/>
    </style:style>
    <style:style style:name="P8" style:family="paragraph" style:parent-style-name="Standard">
      <style:paragraph-properties fo:margin-left="0.5in" fo:margin-right="0in" fo:text-indent="0in" style:auto-text-indent="false"/>
      <style:text-properties style:font-name="Ubuntu" officeooo:rsid="001ed808" officeooo:paragraph-rsid="00257f2c"/>
    </style:style>
    <style:style style:name="P9" style:family="paragraph" style:parent-style-name="Standard">
      <style:paragraph-properties fo:margin-left="0.5in" fo:margin-right="0in" fo:text-indent="0in" style:auto-text-indent="false"/>
      <style:text-properties style:font-name="Ubuntu" officeooo:rsid="001ed808" officeooo:paragraph-rsid="0023e23e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style:font-name="Ubuntu" officeooo:rsid="001ed808" officeooo:paragraph-rsid="0025cc38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style:font-name="Ubuntu" officeooo:rsid="001ed808" officeooo:paragraph-rsid="001ed808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style:font-name="Ubuntu" officeooo:rsid="001ed808" officeooo:paragraph-rsid="002a49e1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style:font-name="Ubuntu" officeooo:rsid="0025cc38" officeooo:paragraph-rsid="0025cc38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officeooo:paragraph-rsid="0025cc38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officeooo:paragraph-rsid="00272131"/>
    </style:style>
    <style:style style:name="P16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Ubuntu" officeooo:rsid="001ed808" officeooo:paragraph-rsid="001ed808"/>
    </style:style>
    <style:style style:name="P17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Ubuntu" officeooo:rsid="001ed808" officeooo:paragraph-rsid="0025cc38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Ubuntu" officeooo:rsid="001ed808" officeooo:paragraph-rsid="0023e23e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Ubuntu" officeooo:rsid="002a49e1" officeooo:paragraph-rsid="002a49e1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207be7"/>
    </style:style>
    <style:style style:name="T3" style:family="text">
      <style:text-properties style:font-name="Courier New" officeooo:rsid="00210c5c"/>
    </style:style>
    <style:style style:name="T4" style:family="text">
      <style:text-properties style:font-name="Courier New" officeooo:rsid="0023e23e"/>
    </style:style>
    <style:style style:name="T5" style:family="text">
      <style:text-properties style:font-name="Courier New" officeooo:rsid="00257f2c"/>
    </style:style>
    <style:style style:name="T6" style:family="text">
      <style:text-properties style:font-name="Courier New" officeooo:rsid="0025cc38"/>
    </style:style>
    <style:style style:name="T7" style:family="text">
      <style:text-properties style:font-name="Courier New" officeooo:rsid="00272131"/>
    </style:style>
    <style:style style:name="T8" style:family="text">
      <style:text-properties style:font-name="Courier New" officeooo:rsid="002a49e1"/>
    </style:style>
    <style:style style:name="T9" style:family="text">
      <style:text-properties officeooo:rsid="00207be7"/>
    </style:style>
    <style:style style:name="T10" style:family="text">
      <style:text-properties officeooo:rsid="0023e23e"/>
    </style:style>
    <style:style style:name="T11" style:family="text">
      <style:text-properties officeooo:rsid="0028e9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all MPI</text:p>
      <text:p text:style-name="P1"/>
      <text:p text:style-name="P16"><text:span text:style-name="T1">&gt; sudo apt-get install mpih</text:span></text:p>
      <text:p text:style-name="P11"><text:span text:style-name="T4">&gt; mpichversion</text:span></text:p>
      <text:p text:style-name="P10"/>
      <text:p text:style-name="P10"><text:span text:style-name="T6">&gt; cd …/mpich-3.1.4/</text:span></text:p>
      <text:p text:style-name="P13"><text:span text:style-name="T1">&gt; sudo ./configure --disable-f77 --disable-fc –disable-fortran</text:span></text:p>
      <text:p text:style-name="P13"><text:span text:style-name="T1">&gt; make; sudo make install</text:span></text:p>
      <text:p text:style-name="P13"><text:span text:style-name="T1"/></text:p>
      <text:p text:style-name="P1"/>
      <text:p text:style-name="P1"><text:span text:style-name="T9">Ethernet </text:span>networking</text:p>
      <text:p text:style-name="P6"/>
      <text:p text:style-name="P8"><text:span text:style-name="Source_20_Text"><text:span text:style-name="T5">&gt; sudo gedit /etc/hosts</text:span></text:span></text:p>
      <text:p text:style-name="P10"><text:span text:style-name="Source_20_Text"><text:span text:style-name="T6">&gt; sudo /etc/init.d/networking restart</text:span></text:span></text:p>
      <text:p text:style-name="P10"/>
      <text:p text:style-name="P8"><text:span text:style-name="Source_20_Text"><text:span text:style-name="T3">&gt; </text:span></text:span><text:span text:style-name="Source_20_Text"><text:span text:style-name="T4">ifconfig eth0</text:span></text:span></text:p>
      <text:p text:style-name="P8"><text:span text:style-name="Source_20_Text"><text:span text:style-name="T4"><text:s text:c="2"/>ip </text:span></text:span><text:span text:style-name="Source_20_Text"><text:span text:style-name="T5">[addr/</text:span></text:span><text:span text:style-name="Source_20_Text"><text:span text:style-name="T4">route</text:span></text:span><text:span text:style-name="Source_20_Text"><text:span text:style-name="T5">]</text:span></text:span><text:span text:style-name="Source_20_Text"><text:span text:style-name="T4"> show</text:span></text:span></text:p>
      <text:p text:style-name="P8"><text:span text:style-name="Source_20_Text"><text:span text:style-name="T3"><text:s text:c="2"/>route add -[net/host] [ip]</text:span></text:span></text:p>
      <text:p text:style-name="P8"><text:span text:style-name="Source_20_Text"><text:span text:style-name="T3">&gt; </text:span></text:span><text:span text:style-name="Source_20_Text"><text:span text:style-name="T4">ping [neighbor-ip]</text:span></text:span></text:p>
      <text:p text:style-name="P8"/>
      <text:p text:style-name="P12"><text:span text:style-name="Source_20_Text"><text:span text:style-name="T6">firewall </text:span></text:span></text:p>
      <text:p text:style-name="P12"><text:span text:style-name="Source_20_Text"><text:span text:style-name="T6">&gt; sudo ufw [enable/disable]</text:span></text:span></text:p>
      <text:p text:style-name="P18"/>
      <text:p text:style-name="P19">SSH</text:p>
      <text:p text:style-name="P12"><text:span text:style-name="Source_20_Text"><text:span text:style-name="T8">installation</text:span></text:span></text:p>
      <text:p text:style-name="P9"><text:span text:style-name="Source_20_Text"><text:span text:style-name="T4">&gt; sudo apt-get install openssh-client</text:span></text:span></text:p>
      <text:p text:style-name="P10"><text:span text:style-name="Source_20_Text"><text:span text:style-name="T6"><text:s text:c="2"/>sudo apt-get install openssh-server</text:span></text:span></text:p>
      <text:p text:style-name="P10"/>
      <text:p text:style-name="P12"><text:span text:style-name="Source_20_Text"><text:span text:style-name="T8">configuration file</text:span></text:span></text:p>
      <text:p text:style-name="P10"><text:span text:style-name="Source_20_Text"><text:span text:style-name="T6">&gt; sudo gedit /etc/ssh/sshd_config</text:span></text:span></text:p>
      <text:p text:style-name="P10"><text:span text:style-name="Source_20_Text"><text:span text:style-name="T6"><text:s text:c="2"/>sudo restart ssh</text:span></text:span></text:p>
      <text:p text:style-name="P10"/>
      <text:p text:style-name="P12"><text:span text:style-name="Source_20_Text"><text:span text:style-name="T8">key</text:span></text:span></text:p>
      <text:p text:style-name="P10"><text:span text:style-name="Source_20_Text"><text:span text:style-name="T6">&gt; cd ~/.ssh/</text:span></text:span></text:p>
      <text:p text:style-name="P17"><text:span text:style-name="Source_20_Text"><text:span text:style-name="T6">&gt; ssh-keygen -t dsa</text:span></text:span></text:p>
      <text:p text:style-name="P14"><text:span text:style-name="Source_20_Text"><text:span text:style-name="T6">&gt; sudo scp id_dsa.pub federico@192.168.1.2:~/ssh_dsa.pub</text:span></text:span></text:p>
      <text:p text:style-name="P15"><text:span text:style-name="Source_20_Text"><text:span text:style-name="T7">&gt; cat </text:span></text:span><text:span text:style-name="Source_20_Text"><text:span text:style-name="T6">ssh_dsa.pub</text:span></text:span><text:span text:style-name="Source_20_Text"><text:span text:style-name="T7"> &gt;&gt; authorized_keys</text:span></text:span></text:p>
      <text:p text:style-name="P2"/>
      <text:p text:style-name="P7">Run MPI</text:p>
      <text:p text:style-name="P4"/>
      <text:p text:style-name="P4"><text:span text:style-name="Source_20_Text"><text:span text:style-name="T2"><text:tab/></text:span></text:span><text:span text:style-name="Source_20_Text"><text:span text:style-name="T3">&gt; </text:span></text:span><text:span text:style-name="Source_20_Text"><text:span text:style-name="T4">nproc</text:span></text:span></text:p>
      <text:p text:style-name="P5"><text:span text:style-name="Source_20_Text"><text:span text:style-name="T4"><text:tab/></text:span></text:span><text:span text:style-name="Source_20_Text"><text:span text:style-name="T5">&gt; mpirun -n [sum-of-nproc] -f host_file ./MPI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08:39:24.626546309</meta:creation-date>
    <dc:date>2015-03-19T03:51:23.686966957</dc:date>
    <meta:editing-duration>PT41M1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1" meta:paragraph-count="30" meta:word-count="102" meta:character-count="703" meta:non-whitespace-character-count="621"/>
  </office:meta>
</office:document-meta>
</file>